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paragraph-properties fo:margin-left="0cm" fo:margin-right="0cm" fo:margin-top="0cm" fo:margin-bottom="0.499cm" style:contextual-spacing="false" fo:text-indent="0cm" style:auto-text-indent="false" fo:padding="0cm" fo:border="none"/>
      <style:text-properties fo:color="#000000" loext:opacity="100%" officeooo:rsid="0039a23c" officeooo:paragraph-rsid="0039a23c"/>
    </style:style>
    <style:style style:name="P2" style:family="paragraph" style:parent-style-name="Preformatted_20_Text">
      <style:paragraph-properties fo:margin-left="0cm" fo:margin-right="0cm" fo:margin-top="0cm" fo:margin-bottom="0.499cm" style:contextual-spacing="false" fo:text-indent="0cm" style:auto-text-indent="false" fo:padding="0cm" fo:border="none"/>
      <style:text-properties fo:color="#000000" loext:opacity="100%" officeooo:rsid="003b3a3a" officeooo:paragraph-rsid="003b3a3a"/>
    </style:style>
    <style:style style:name="P3" style:family="paragraph" style:parent-style-name="Standard">
      <style:text-properties fo:color="#000000" loext:opacity="100%" officeooo:rsid="00280032" officeooo:paragraph-rsid="00280032"/>
    </style:style>
    <style:style style:name="P4" style:family="paragraph" style:parent-style-name="Standard">
      <style:text-properties fo:color="#000000" loext:opacity="100%" officeooo:rsid="0028cc4e" officeooo:paragraph-rsid="0028cc4e"/>
    </style:style>
    <style:style style:name="P5" style:family="paragraph" style:parent-style-name="Standard">
      <style:text-properties fo:color="#000000" loext:opacity="100%" officeooo:rsid="002c8dac" officeooo:paragraph-rsid="002c8dac"/>
    </style:style>
    <style:style style:name="P6" style:family="paragraph" style:parent-style-name="Preformatted_20_Text">
      <style:text-properties officeooo:paragraph-rsid="002c8dac"/>
    </style:style>
    <style:style style:name="P7" style:family="paragraph" style:parent-style-name="Standard">
      <style:text-properties officeooo:rsid="001c1805" officeooo:paragraph-rsid="001c1805"/>
    </style:style>
    <style:style style:name="P8" style:family="paragraph" style:parent-style-name="Standard">
      <style:text-properties officeooo:rsid="001cb08a" officeooo:paragraph-rsid="001cb08a"/>
    </style:style>
    <style:style style:name="P9" style:family="paragraph" style:parent-style-name="Standard">
      <style:text-properties officeooo:rsid="001ced65" officeooo:paragraph-rsid="001ced65"/>
    </style:style>
    <style:style style:name="P10" style:family="paragraph" style:parent-style-name="Standard">
      <style:text-properties officeooo:rsid="001f399b" officeooo:paragraph-rsid="001f399b"/>
    </style:style>
    <style:style style:name="P11" style:family="paragraph" style:parent-style-name="Standard">
      <style:text-properties officeooo:rsid="001f399b" officeooo:paragraph-rsid="00374383"/>
    </style:style>
    <style:style style:name="P12" style:family="paragraph" style:parent-style-name="Standard">
      <style:text-properties officeooo:rsid="0022e3ca" officeooo:paragraph-rsid="0022e3ca"/>
    </style:style>
    <style:style style:name="P13" style:family="paragraph" style:parent-style-name="Standard">
      <style:text-properties officeooo:rsid="00240065" officeooo:paragraph-rsid="00240065"/>
    </style:style>
    <style:style style:name="P14" style:family="paragraph" style:parent-style-name="Standard">
      <style:text-properties officeooo:rsid="00248eed" officeooo:paragraph-rsid="00248eed"/>
    </style:style>
    <style:style style:name="P15" style:family="paragraph" style:parent-style-name="Standard">
      <style:text-properties officeooo:rsid="0025ed42" officeooo:paragraph-rsid="0025ed42"/>
    </style:style>
    <style:style style:name="P16" style:family="paragraph" style:parent-style-name="Standard">
      <style:text-properties officeooo:rsid="002638ff" officeooo:paragraph-rsid="002638ff"/>
    </style:style>
    <style:style style:name="P17" style:family="paragraph" style:parent-style-name="Standard">
      <style:text-properties officeooo:paragraph-rsid="00275c5d"/>
    </style:style>
    <style:style style:name="P18" style:family="paragraph" style:parent-style-name="Standard">
      <style:text-properties officeooo:rsid="0032844b" officeooo:paragraph-rsid="0032844b"/>
    </style:style>
    <style:style style:name="P19" style:family="paragraph" style:parent-style-name="Standard">
      <style:text-properties officeooo:rsid="00341db6" officeooo:paragraph-rsid="00341db6"/>
    </style:style>
    <style:style style:name="P20" style:family="paragraph" style:parent-style-name="Standard">
      <style:text-properties officeooo:rsid="00374383" officeooo:paragraph-rsid="00374383"/>
    </style:style>
    <style:style style:name="P21" style:family="paragraph" style:parent-style-name="Standard">
      <style:text-properties officeooo:rsid="00380ff8" officeooo:paragraph-rsid="00380ff8"/>
    </style:style>
    <style:style style:name="P22" style:family="paragraph" style:parent-style-name="Standard">
      <style:text-properties officeooo:rsid="003d7fb2" officeooo:paragraph-rsid="003d7fb2"/>
    </style:style>
    <style:style style:name="P23" style:family="paragraph" style:parent-style-name="Standard">
      <style:text-properties officeooo:rsid="003ea108" officeooo:paragraph-rsid="003ea108"/>
    </style:style>
    <style:style style:name="P24" style:family="paragraph" style:parent-style-name="Standard">
      <style:text-properties officeooo:rsid="0046ae03" officeooo:paragraph-rsid="0046ae03"/>
    </style:style>
    <style:style style:name="P25" style:family="paragraph" style:parent-style-name="Preformatted_20_Text">
      <style:paragraph-properties fo:margin-left="0cm" fo:margin-right="0cm" fo:margin-top="0cm" fo:margin-bottom="0.499cm" style:contextual-spacing="false" fo:text-indent="0cm" style:auto-text-indent="false" fo:padding="0cm" fo:border="none"/>
      <style:text-properties fo:color="#000000" loext:opacity="100%" officeooo:rsid="002c8dac" officeooo:paragraph-rsid="002c8dac"/>
    </style:style>
    <style:style style:name="P26" style:family="paragraph" style:parent-style-name="Preformatted_20_Text">
      <style:paragraph-properties fo:margin-left="0cm" fo:margin-right="0cm" fo:margin-top="0cm" fo:margin-bottom="0.499cm" style:contextual-spacing="false" fo:text-indent="0cm" style:auto-text-indent="false" fo:padding="0cm" fo:border="none"/>
      <style:text-properties fo:color="#000000" loext:opacity="100%" officeooo:rsid="004d68ef" officeooo:paragraph-rsid="004d68ef"/>
    </style:style>
    <style:style style:name="P27" style:family="paragraph" style:parent-style-name="Preformatted_20_Text">
      <style:text-properties fo:color="#000000" loext:opacity="100%" officeooo:rsid="005defd7" officeooo:paragraph-rsid="005defd7"/>
    </style:style>
    <style:style style:name="P28" style:family="paragraph" style:parent-style-name="Preformatted_20_Text">
      <style:paragraph-properties fo:margin-left="0cm" fo:margin-right="0cm" fo:text-indent="0cm" style:auto-text-indent="false" fo:padding="0cm" fo:border="none"/>
      <style:text-properties fo:color="#000000" loext:opacity="100%" loext:padding="0cm" loext:border="none"/>
    </style:style>
    <style:style style:name="P29" style:family="paragraph" style:parent-style-name="Preformatted_20_Text">
      <style:paragraph-properties fo:padding="0cm" fo:border="none"/>
      <style:text-properties fo:color="#000000" loext:opacity="100%" loext:padding="0cm" loext:border="none"/>
    </style:style>
    <style:style style:name="P30" style:family="paragraph" style:parent-style-name="Preformatted_20_Text">
      <style:paragraph-properties fo:margin-top="0cm" fo:margin-bottom="0.499cm" style:contextual-spacing="false" fo:padding="0cm" fo:border="none"/>
      <style:text-properties fo:color="#000000" loext:opacity="100%" loext:padding="0cm" loext:border="none"/>
    </style:style>
    <style:style style:name="P31" style:family="paragraph" style:parent-style-name="Preformatted_20_Text">
      <style:paragraph-properties fo:margin-left="0cm" fo:margin-right="0cm" fo:margin-top="0cm" fo:margin-bottom="0.499cm" style:contextual-spacing="false" fo:text-indent="0cm" style:auto-text-indent="false" fo:padding="0cm" fo:border="none"/>
      <style:text-properties officeooo:rsid="003d7fb2" officeooo:paragraph-rsid="003d7fb2"/>
    </style:style>
    <style:style style:name="P32" style:family="paragraph" style:parent-style-name="Preformatted_20_Text">
      <style:paragraph-properties fo:margin-left="0cm" fo:margin-right="0cm" fo:text-indent="0cm" style:auto-text-indent="false" fo:padding="0cm" fo:border="none"/>
      <style:text-properties loext:padding="0cm" loext:border="none"/>
    </style:style>
    <style:style style:name="P33" style:family="paragraph" style:parent-style-name="Preformatted_20_Text">
      <style:paragraph-properties fo:margin-top="0cm" fo:margin-bottom="0.499cm" style:contextual-spacing="false" fo:padding="0cm" fo:border="none"/>
      <style:text-properties loext:padding="0cm" loext:border="none"/>
    </style:style>
    <style:style style:name="P34" style:family="paragraph" style:parent-style-name="Preformatted_20_Text">
      <style:paragraph-properties fo:padding="0cm" fo:border="none"/>
      <style:text-properties loext:padding="0cm" loext:border="none"/>
    </style:style>
    <style:style style:name="P35" style:family="paragraph" style:parent-style-name="Standard">
      <style:text-properties fo:color="#ff9d00" loext:opacity="100%" officeooo:paragraph-rsid="002c8dac"/>
    </style:style>
    <style:style style:name="P36" style:family="paragraph" style:parent-style-name="Standard">
      <style:text-properties fo:color="#ff9d00" loext:opacity="100%" officeooo:paragraph-rsid="00374383"/>
    </style:style>
    <style:style style:name="P37" style:family="paragraph" style:parent-style-name="Standard">
      <style:text-properties officeooo:rsid="002ce46a" officeooo:paragraph-rsid="002ce46a"/>
    </style:style>
    <style:style style:name="P38" style:family="paragraph" style:parent-style-name="Standard">
      <style:text-properties officeooo:rsid="0034b418" officeooo:paragraph-rsid="0034b418"/>
    </style:style>
    <style:style style:name="P39" style:family="paragraph" style:parent-style-name="Standard">
      <style:text-properties officeooo:rsid="0054c68e" officeooo:paragraph-rsid="0054c68e"/>
    </style:style>
    <style:style style:name="P40" style:family="paragraph" style:parent-style-name="Standard">
      <style:text-properties fo:color="#000000" loext:opacity="100%" officeooo:paragraph-rsid="00240065"/>
    </style:style>
    <style:style style:name="P41" style:family="paragraph" style:parent-style-name="Standard">
      <style:text-properties officeooo:rsid="0058aa9b" officeooo:paragraph-rsid="0058aa9b"/>
    </style:style>
    <style:style style:name="P42" style:family="paragraph" style:parent-style-name="Standard">
      <style:text-properties officeooo:rsid="005a50c5" officeooo:paragraph-rsid="005a50c5"/>
    </style:style>
    <style:style style:name="P43" style:family="paragraph" style:parent-style-name="Standard">
      <style:text-properties officeooo:rsid="005b3a92" officeooo:paragraph-rsid="005b3a92"/>
    </style:style>
    <style:style style:name="P44" style:family="paragraph" style:parent-style-name="Standard">
      <style:text-properties officeooo:rsid="003fc8a3" officeooo:paragraph-rsid="003df6ef"/>
    </style:style>
    <style:style style:name="P45" style:family="paragraph" style:parent-style-name="Standard">
      <style:text-properties officeooo:rsid="005d19ec" officeooo:paragraph-rsid="005d19ec"/>
    </style:style>
    <style:style style:name="P46" style:family="paragraph" style:parent-style-name="Standard">
      <style:text-properties officeooo:rsid="005defd7" officeooo:paragraph-rsid="005defd7"/>
    </style:style>
    <style:style style:name="P47" style:family="paragraph" style:parent-style-name="Standard">
      <style:text-properties officeooo:rsid="005fab14" officeooo:paragraph-rsid="005fab14"/>
    </style:style>
    <style:style style:name="T1" style:family="text">
      <style:text-properties officeooo:rsid="001ced65"/>
    </style:style>
    <style:style style:name="T2" style:family="text">
      <style:text-properties officeooo:rsid="001dc7ec"/>
    </style:style>
    <style:style style:name="T3" style:family="text">
      <style:text-properties officeooo:rsid="0020c52f"/>
    </style:style>
    <style:style style:name="T4" style:family="text">
      <style:text-properties officeooo:rsid="0021c789"/>
    </style:style>
    <style:style style:name="T5" style:family="text">
      <style:text-properties officeooo:rsid="00248eed"/>
    </style:style>
    <style:style style:name="T6" style:family="text">
      <style:text-properties officeooo:rsid="0025f6ce"/>
    </style:style>
    <style:style style:name="T7" style:family="text">
      <style:text-properties officeooo:rsid="00275c5d"/>
    </style:style>
    <style:style style:name="T8" style:family="text">
      <style:text-properties fo:color="#ff9d00" loext:opacity="100%"/>
    </style:style>
    <style:style style:name="T9" style:family="text">
      <style:text-properties officeooo:rsid="002ac476"/>
    </style:style>
    <style:style style:name="T10" style:family="text">
      <style:text-properties officeooo:rsid="00332450"/>
    </style:style>
    <style:style style:name="T11" style:family="text">
      <style:text-properties officeooo:rsid="003752d5"/>
    </style:style>
    <style:style style:name="T12" style:family="text">
      <style:text-properties officeooo:rsid="004575ad"/>
    </style:style>
    <style:style style:name="T13" style:family="text">
      <style:text-properties officeooo:rsid="004a5fa9"/>
    </style:style>
    <style:style style:name="T14" style:family="text">
      <style:text-properties officeooo:rsid="004b3ee5"/>
    </style:style>
    <style:style style:name="T15" style:family="text">
      <style:text-properties officeooo:rsid="004d21a3"/>
    </style:style>
    <style:style style:name="T16" style:family="text">
      <style:text-properties fo:color="#000000" loext:opacity="100%"/>
    </style:style>
    <style:style style:name="T17" style:family="text">
      <style:text-properties fo:color="#000000" loext:opacity="100%" officeooo:rsid="004e3884"/>
    </style:style>
    <style:style style:name="T18" style:family="text">
      <style:text-properties fo:color="#000000" loext:opacity="100%" officeooo:rsid="002e5ea4"/>
    </style:style>
    <style:style style:name="T19" style:family="text">
      <style:text-properties fo:color="#000000" loext:opacity="100%" officeooo:rsid="002ee1fb"/>
    </style:style>
    <style:style style:name="T20" style:family="text">
      <style:text-properties officeooo:rsid="005004aa"/>
    </style:style>
    <style:style style:name="T21" style:family="text">
      <style:text-properties officeooo:rsid="0051d72a"/>
    </style:style>
    <style:style style:name="T22" style:family="text">
      <style:text-properties officeooo:rsid="0053101d"/>
    </style:style>
    <style:style style:name="T23" style:family="text">
      <style:text-properties officeooo:rsid="005c5d1c"/>
    </style:style>
    <style:style style:name="T24" style:family="text">
      <style:text-properties officeooo:rsid="005d0aa8"/>
    </style:style>
    <style:style style:name="T25" style:family="text">
      <style:text-properties officeooo:rsid="00607233"/>
    </style:style>
    <style:style style:name="T26" style:family="text">
      <style:text-properties officeooo:rsid="0062029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roject for the course „Computations in the Social Sciences”</text:p>
      <text:p text:style-name="P7"/>
      <text:p text:style-name="P8">I’ll try to do anything one can do with a time series. I chose classical time series „AitPassengers”, which contains values (in thousands) of passengers of the planes in USA in 1949-1960. <text:span text:style-name="T1">That dataset is built-in in R language.</text:span><text:line-break/></text:p>
      <text:p text:style-name="P9">The task is performed with R language <text:span text:style-name="T2">in version 4.3.2, and in the most recent version of Rstudio (at the day of 13.02.2024).</text:span></text:p>
      <text:p text:style-name="P9"/>
      <text:p text:style-name="P15">We will be using packages ggplot2 and forecast.</text:p>
      <text:p text:style-name="P9"/>
      <text:p text:style-name="P10">I start with reading the data. They are built-in in R, so I don’t need to download them.</text:p>
      <text:p text:style-name="P10"/>
      <text:p text:style-name="P10">Then I check basic properties of (regular) time series, such as time interval, cycle, frequency.<text:line-break/><text:line-break/> Time to visualize our time series. <text:span text:style-name="T6">Most of plots will be done with </text:span>ggplot2 library, <text:span text:style-name="T4">which is considered the best R visualization library</text:span>. <text:span text:style-name="T3">For that I need a new data.frame object as an argument for ggplot() function.</text:span></text:p>
      <text:p text:style-name="P10"/>
      <text:p text:style-name="P12">Plot1</text:p>
      <text:p text:style-name="P12"/>
      <text:p text:style-name="P13"><text:span text:style-name="T5">From our plot1, we assume that our series has a clear trend – the number of air passengers increases in time. </text:span>Point plot is nice to see trend, but line plot is better to see if our series has a seasonality.</text:p>
      <text:p text:style-name="P13"/>
      <text:p text:style-name="P13">Plot2</text:p>
      <text:p text:style-name="P13"/>
      <text:p text:style-name="P14">From <text:span text:style-name="T13">P</text:span>lot2, we see yearly seasonality. It seems like the number of passengers increases durign summer months, and decreases during winter months.</text:p>
      <text:p text:style-name="P14"/>
      <text:p text:style-name="P15">MonthPlot, SeasonPlot</text:p>
      <text:p text:style-name="P15"/>
      <text:p text:style-name="P15">From MonthPlot we see that the number of passengers in every month increases with years. From SeasonPlot we can see how big these incrementations are (red is 1949, pink is 1960). <text:span text:style-name="T14">We also see that the incrementation during summer months tends to be bigger than during winter months.</text:span></text:p>
      <text:p text:style-name="P15"/>
      <text:p text:style-name="P16">Okay, now when we have got insight into our time series, it is time for more mathematical stuff.</text:p>
      <text:p text:style-name="P16"/>
      <text:p text:style-name="P17"><text:span text:style-name="T7">We will start with autocorrelation function, (the function which shows correlation of the time series with its lags (the same series „delayed” by some time).</text:span><text:bookmark text:name="rstudio_console_output"/></text:p>
      <text:p text:style-name="P17"><text:span text:style-name="T8"/></text:p>
      <text:p text:style-name="P3">LagPlot</text:p>
      <text:p text:style-name="P3"/>
      <text:p text:style-name="P3">We see positive autocorrelation with all lags up two 24-month lag. The autocorrelation seems cyclic – it has local maximum circa 12 months, which agrees with our prediction from previous plots.</text:p>
      <text:p text:style-name="P3"/>
      <text:p text:style-name="P4">Every time series can be decomposed into the sum of three time series. The first is long-term trend (so, monotonic time series), the second is seasonality (periodical time series), and the third one is the random <text:span text:style-name="T9">fluctuation</text:span> (usually white noise).</text:p>
      <text:p text:style-name="P4"/>
      <text:p text:style-name="P5">Let’s get the decomposition using forecast library.</text:p>
      <text:p text:style-name="P35"/>
      <text:p text:style-name="P6"><text:span text:style-name="T8"/></text:p>
      <text:p text:style-name="P25">Additive_DecompositionPlo<text:span text:style-name="T15">t</text:span></text:p>
      <text:p text:style-name="P26"><text:soft-page-break/>We see that in our series trend is dominant, whereas seasonal and random summands have smaller absolutes values.</text:p>
      <text:p text:style-name="P37"><text:span text:style-name="T16">Box-Cox transformation is used when the variation in data changes over time, it also reduces the impact of outliers, and gives us the distribution of data more similar to normal distribution. </text:span><text:span text:style-name="T17">We already assumed that variation in our data changes, as the incrementations of number of passengers become bigger in time, and they tend to be bigger in summer months.</text:span><text:span text:style-name="T16"><text:line-break/><text:line-break/></text:span><text:span text:style-name="T18">Let’s see if we should apply that transformation in our time series. </text:span><text:span text:style-name="T19">We use most popular parameters 0 (logarithmic transformation) and 0.5 (root transformation).</text:span><text:span text:style-name="T7"> </text:span></text:p>
      <text:p text:style-name="P15"/>
      <text:p text:style-name="P18">BoxCox</text:p>
      <text:p text:style-name="P18"/>
      <text:p text:style-name="P18">It seems like logarithmic transformation <text:span text:style-name="T20">(lambda = 0) </text:span>is proper for our data, because variation of data decreased. It means that the additive model of our series done previously was not quite good. Better would have been the multiplicative one, as log(x * y * z) = log(x) + log(y) + log(z), <text:span text:style-name="T10">but I would not check that one, </text:span><text:span text:style-name="T21">let’s better focus on modelling the transformed series. </text:span><text:span text:style-name="T22">Most popular models work best on stationary series (series with „removed” trend and seasonability, with dominant part of randomness).</text:span></text:p>
      <text:p text:style-name="P18"/>
      <text:p text:style-name="P19">Additive_Decomposition_Box_Cox</text:p>
      <text:p text:style-name="P19"/>
      <text:p text:style-name="P38">New plot suggests that seasonability has been re<text:span text:style-name="T11">moved</text:span>, <text:span text:style-name="T11">whereas trendability has been reduced but not removed.</text:span></text:p>
      <text:p text:style-name="P38"/>
      <text:p text:style-name="P39">So now we divide lag from our series, which will give us stationary series, as seen on the plot below.</text:p>
      <text:p text:style-name="P40"/>
      <text:p text:style-name="P11">Diff_Additive_Decompostion_Box_Cox</text:p>
      <text:p text:style-name="P11"/>
      <text:p text:style-name="P20">Now we see that BC transformation and subtracting 12 month lag removeed both seasonabiliy and trendability. Now our new series is in stationary form and we can apply seriosu models.</text:p>
      <text:p text:style-name="P20"/>
      <text:p text:style-name="P21">Now we divide our data in training set and test set. Last two years in new series (1958-1959) will be test set, and the previous ones will be train set. We will train our models to predict values for last two years.</text:p>
      <text:p text:style-name="P36"/>
      <text:p text:style-name="P1">DivisionPlot</text:p>
      <text:p text:style-name="P2">Let’s use auto.arima function from forecast, to adjust best arma model (including arima models).</text:p>
      <text:p text:style-name="P1">ARIMA(p,d,q): This indicates the autoregressive (AR), differencing (I), and moving average (MA) components of the model. In <text:span text:style-name="T12">our</text:span> case, it's ARIMA(0,1,1), which means there's a first-order differencing component (d=1) and a moving average component of order 1 (q=1). The absence of AR terms (p=0) suggests there are no autoregressive terms in the model. </text:p>
      <text:p text:style-name="P1">(0,0,1)[12]: This represents seasonal ARIMA (SARIMA) components, indicating the seasonal order. In our case, (0,0,1) signifies there's a seasonal moving average component of order 1 (sma1), and [12] suggests a seasonal period of 12, indicating monthly seasonality. </text:p>
      <text:p text:style-name="P31"><text:span text:style-name="T16">Now we create other model, where we use linear regression for trend.</text:span></text:p>
      <text:p text:style-name="P41"><text:soft-page-break/>At last, we create exponential smoothing model.</text:p>
      <text:p text:style-name="P22">::::::::::::::::::::::::</text:p>
      <text:p text:style-name="P22"/>
      <text:p text:style-name="P23">Forecasting</text:p>
      <text:p text:style-name="P23"/>
      <text:p text:style-name="P42">Forecast0 is „naive” forecast made by model ARIMA(0,0,0)(0,1,0)12</text:p>
      <text:p text:style-name="P43">Forecasts1-3 are by our three models.</text:p>
      <text:p text:style-name="P24"><text:span text:style-name="T23">E</text:span>ts model gives higher weights to more recent samples and <text:span text:style-name="T24">is considered not a good choice for short time series, and our plot justify that.</text:span></text:p>
      <text:p text:style-name="P24">Other models seem to deal better.</text:p>
      <text:p text:style-name="P44"/>
      <text:p text:style-name="P45">ModelsForecasts</text:p>
      <text:p text:style-name="P45"/>
      <text:p text:style-name="P46">Lets compare 4 most common errors to check which model was the best.</text:p>
      <text:p text:style-name="P46"/>
      <text:p text:style-name="P27"><text:bookmark text:name="rstudio_console_output kopia 1"/>acc0</text:p>
      <text:p text:style-name="P28"><text:s text:c="19"/>RMSE <text:s text:c="7"/>MAE <text:s text:c="3"/>MASE <text:s text:c="4"/>MAPE</text:p>
      <text:p text:style-name="P29">Training set 0.10278788 0.07884850 1.00000 <text:s text:c="5"/>Inf</text:p>
      <text:p text:style-name="P30">Test set <text:s text:c="4"/>0.09334409 0.08120765 1.02992 68.43539</text:p>
      <text:p text:style-name="P27"><text:bookmark text:name="rstudio_console_output kopia 2"/>acc1</text:p>
      <text:p text:style-name="P32"><text:s text:c="19"/>RMSE <text:s text:c="7"/>MAE <text:s text:c="5"/>MASE <text:s text:c="4"/>MAPE</text:p>
      <text:p text:style-name="P34">Training set 0.03727667 0.02908486 0.3688703 <text:s text:c="5"/>Inf</text:p>
      <text:p text:style-name="P33">Test set <text:s text:c="4"/>0.06439472 0.05766338 0.7313187 50.91492</text:p>
      <text:p text:style-name="P27"><text:bookmark text:name="rstudio_console_output kopia 3"/>acc2</text:p>
      <text:p text:style-name="P32"><text:s text:c="19"/>RMSE <text:s text:c="7"/>MAE <text:s text:c="5"/>MASE <text:s text:c="4"/>MAPE</text:p>
      <text:p text:style-name="P34">Training set 0.06194273 0.04938372 0.6263115 <text:s text:c="5"/>Inf</text:p>
      <text:p text:style-name="P33">Test set <text:s text:c="4"/>0.04936249 0.04024681 0.5104321 34.48999</text:p>
      <text:p text:style-name="P27"><text:bookmark text:name="rstudio_console_output kopia 4"/>acc3</text:p>
      <text:p text:style-name="P32"><text:s text:c="18"/>RMSE <text:s text:c="7"/>MAE <text:s text:c="5"/>MASE <text:s text:c="4"/>MAPE</text:p>
      <text:p text:style-name="P34">Training set 0.0430480 0.03247087 0.4118135 <text:s text:c="5"/>Inf</text:p>
      <text:p text:style-name="P33">Test set <text:s text:c="4"/>0.1078536 0.10185851 1.2918257 89.62393</text:p>
      <text:p text:style-name="P47">It seems like non-naive arima model was the best on training set, but on test set the winner is model2 with linear trend. <text:span text:style-name="T25">Exponential smoothing was much better than naive arima on training set, but much worse on test set. </text:span><text:span text:style-name="T26">The effectiveness of winning model can be also enhanced by allowing trend to be polynomial of higher degre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l" fo:country="PL"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3T12:45:08.975000000</meta:creation-date>
    <dc:date>2024-02-15T19:50:06.362000000</dc:date>
    <meta:editing-duration>PT9H54M4S</meta:editing-duration>
    <meta:editing-cycles>76</meta:editing-cycles>
    <meta:generator>LibreOffice/7.6.4.1$Windows_X86_64 LibreOffice_project/e19e193f88cd6c0525a17fb7a176ed8e6a3e2aa1</meta:generator>
    <meta:document-statistic meta:table-count="0" meta:image-count="0" meta:object-count="0" meta:page-count="3" meta:paragraph-count="60" meta:word-count="995" meta:character-count="6333" meta:non-whitespace-character-count="5216"/>
  </office:meta>
</office:document-meta>
</file>